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bf0041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bf00"/>
    </style:style>
    <style:style style:name="ce5" style:family="table-cell" style:parent-style-name="Default">
      <style:table-cell-properties fo:background-color="#acb20c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158466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55308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12" table:default-cell-style-name="ce7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utodiff</text:p>
          </table:table-cell>
          <table:table-cell table:style-name="ce6" office:value-type="string" calcext:value-type="string">
            <text:p>dVa 5</text:p>
          </table:table-cell>
          <table:table-cell table:style-name="ce6" office:value-type="string" calcext:value-type="string">
            <text:p>dVa 2</text:p>
          </table:table-cell>
          <table:table-cell table:style-name="ce6" office:value-type="string" calcext:value-type="string">
            <text:p>dVa 4</text:p>
          </table:table-cell>
          <table:table-cell table:style-name="ce6" office:value-type="string" calcext:value-type="string">
            <text:p>dVa 1</text:p>
          </table:table-cell>
          <table:table-cell table:style-name="ce6" office:value-type="string" calcext:value-type="string">
            <text:p>dVa 3</text:p>
          </table:table-cell>
          <table:table-cell table:style-name="ce9" office:value-type="string" calcext:value-type="string">
            <text:p>dVm 2</text:p>
          </table:table-cell>
          <table:table-cell table:style-name="ce9" office:value-type="string" calcext:value-type="string">
            <text:p>dVm 4</text:p>
          </table:table-cell>
          <table:table-cell table:style-name="ce10" office:value-type="string" calcext:value-type="string">
            <text:p>dm 4</text:p>
          </table:table-cell>
          <table:table-cell table:style-name="ce10" office:value-type="string" calcext:value-type="string">
            <text:p>dm 5</text:p>
          </table:table-cell>
          <table:table-cell table:style-name="ce12" office:value-type="string" calcext:value-type="string">
            <text:p>dtau 4</text:p>
          </table:table-cell>
          <table:table-cell table:style-name="ce13" office:value-type="string" calcext:value-type="string">
            <text:p>dBeq 4</text:p>
          </table:table-cell>
          <table:table-cell table:style-name="ce13" office:value-type="string" calcext:value-type="string">
            <text:p>dBeq 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5</text:p>
          </table:table-cell>
          <table:table-cell office:value-type="float" office:value="21.417858" calcext:value-type="float">
            <text:p>21.417858</text:p>
          </table:table-cell>
          <table:table-cell office:value-type="float" office:value="0" calcext:value-type="float">
            <text:p>0</text:p>
          </table:table-cell>
          <table:table-cell office:value-type="float" office:value="-21.417858" calcext:value-type="float">
            <text:p>-21.417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199" calcext:value-type="float">
            <text:p>-0.1019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2</text:p>
          </table:table-cell>
          <table:table-cell office:value-type="float" office:value="0" calcext:value-type="float">
            <text:p>0</text:p>
          </table:table-cell>
          <table:table-cell office:value-type="float" office:value="0.121622" calcext:value-type="float">
            <text:p>0.121622</text:p>
          </table:table-cell>
          <table:table-cell office:value-type="float" office:value="0" calcext:value-type="float">
            <text:p>0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0" calcext:value-type="float">
            <text:p>0</text:p>
          </table:table-cell>
          <table:table-cell office:value-type="float" office:value="2.179631" calcext:value-type="float">
            <text:p>2.179631</text:p>
          </table:table-cell>
          <table:table-cell office:value-type="float" office:value="0" calcext:value-type="float">
            <text:p>0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-0.716216" calcext:value-type="float">
            <text:p>-0.71621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4</text:p>
          </table:table-cell>
          <table:table-cell office:value-type="float" office:value="-21.417858" calcext:value-type="float">
            <text:p>-21.417858</text:p>
          </table:table-cell>
          <table:table-cell office:value-type="float" office:value="0" calcext:value-type="float">
            <text:p>0</text:p>
          </table:table-cell>
          <table:table-cell office:value-type="float" office:value="22.460217" calcext:value-type="float">
            <text:p>22.460217</text:p>
          </table:table-cell>
          <table:table-cell office:value-type="float" office:value="-0.77634" calcext:value-type="float">
            <text:p>-0.77634</text:p>
          </table:table-cell>
          <table:table-cell office:value-type="float" office:value="-0.266019" calcext:value-type="float">
            <text:p>-0.266019</text:p>
          </table:table-cell>
          <table:table-cell office:value-type="float" office:value="0" calcext:value-type="float">
            <text:p>0</text:p>
          </table:table-cell>
          <table:table-cell office:value-type="float" office:value="6.530139" calcext:value-type="float">
            <text:p>6.530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2024" calcext:value-type="float">
            <text:p>0.3420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1</text:p>
          </table:table-cell>
          <table:table-cell office:value-type="float" office:value="0" calcext:value-type="float">
            <text:p>0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-0.77634" calcext:value-type="float">
            <text:p>-0.77634</text:p>
          </table:table-cell>
          <table:table-cell office:value-type="float" office:value="10.996952" calcext:value-type="float">
            <text:p>10.996952</text:p>
          </table:table-cell>
          <table:table-cell office:value-type="float" office:value="0" calcext:value-type="float">
            <text:p>0</text:p>
          </table:table-cell>
          <table:table-cell office:value-type="float" office:value="-0.364865" calcext:value-type="float">
            <text:p>-0.364865</text:p>
          </table:table-cell>
          <table:table-cell office:value-type="float" office:value="-0.77634" calcext:value-type="float">
            <text:p>-0.77634</text:p>
          </table:table-cell>
          <table:table-cell office:value-type="float" office:value="0.121622" calcext:value-type="float">
            <text:p>0.121622</text:p>
          </table:table-cell>
          <table:table-cell office:value-type="float" office:value="0.364865" calcext:value-type="float">
            <text:p>0.3648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019" calcext:value-type="float">
            <text:p>-0.266019</text:p>
          </table:table-cell>
          <table:table-cell office:value-type="float" office:value="0" calcext:value-type="float">
            <text:p>0</text:p>
          </table:table-cell>
          <table:table-cell office:value-type="float" office:value="0.266019" calcext:value-type="float">
            <text:p>0.266019</text:p>
          </table:table-cell>
          <table:table-cell office:value-type="float" office:value="-0.487805" calcext:value-type="float">
            <text:p>-0.487805</text:p>
          </table:table-cell>
          <table:table-cell office:value-type="float" office:value="-0.325737" calcext:value-type="float">
            <text:p>-0.325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737" calcext:value-type="float">
            <text:p>0.100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2</text:p>
          </table:table-cell>
          <table:table-cell office:value-type="float" office:value="0" calcext:value-type="float">
            <text:p>0</text:p>
          </table:table-cell>
          <table:table-cell office:value-type="float" office:value="-1.705339" calcext:value-type="float">
            <text:p>-1.705339</text:p>
          </table:table-cell>
          <table:table-cell office:value-type="float" office:value="0" calcext:value-type="float">
            <text:p>0</text:p>
          </table:table-cell>
          <table:table-cell office:value-type="float" office:value="0.72973" calcext:value-type="float">
            <text:p>0.72973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118369" calcext:value-type="float">
            <text:p>0.118369</text:p>
          </table:table-cell>
          <table:table-cell office:value-type="float" office:value="0" calcext:value-type="float">
            <text:p>0</text:p>
          </table:table-cell>
          <table:table-cell office:value-type="float" office:value="0.72973" calcext:value-type="float">
            <text:p>0.72973</text:p>
          </table:table-cell>
          <table:table-cell office:value-type="float" office:value="-0.118369" calcext:value-type="float">
            <text:p>-0.11836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4</text:p>
          </table:table-cell>
          <table:table-cell office:value-type="float" office:value="0.214179" calcext:value-type="float">
            <text:p>0.214179</text:p>
          </table:table-cell>
          <table:table-cell office:value-type="float" office:value="0" calcext:value-type="float">
            <text:p>0</text:p>
          </table:table-cell>
          <table:table-cell office:value-type="float" office:value="-2.528541" calcext:value-type="float">
            <text:p>-2.528541</text:p>
          </table:table-cell>
          <table:table-cell office:value-type="float" office:value="1.630314" calcext:value-type="float">
            <text:p>1.630314</text:p>
          </table:table-cell>
          <table:table-cell office:value-type="float" office:value="0.684048" calcext:value-type="float">
            <text:p>0.684048</text:p>
          </table:table-cell>
          <table:table-cell office:value-type="float" office:value="0" calcext:value-type="float">
            <text:p>0</text:p>
          </table:table-cell>
          <table:table-cell office:value-type="float" office:value="34.429546" calcext:value-type="float">
            <text:p>34.4295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009" calcext:value-type="float">
            <text:p>0.133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1</text:p>
          </table:table-cell>
          <table:table-cell office:value-type="float" office:value="0" calcext:value-type="float">
            <text:p>0</text:p>
          </table:table-cell>
          <table:table-cell office:value-type="float" office:value="0.72973" calcext:value-type="float">
            <text:p>0.72973</text:p>
          </table:table-cell>
          <table:table-cell office:value-type="float" office:value="1.630314" calcext:value-type="float">
            <text:p>1.630314</text:p>
          </table:table-cell>
          <table:table-cell office:value-type="float" office:value="-2.461034" calcext:value-type="float">
            <text:p>-2.461034</text:p>
          </table:table-cell>
          <table:table-cell office:value-type="float" office:value="0" calcext:value-type="float">
            <text:p>0</text:p>
          </table:table-cell>
          <table:table-cell office:value-type="float" office:value="-0.060811" calcext:value-type="float">
            <text:p>-0.060811</text:p>
          </table:table-cell>
          <table:table-cell office:value-type="float" office:value="-0.369686" calcext:value-type="float">
            <text:p>-0.369686</text:p>
          </table:table-cell>
          <table:table-cell office:value-type="float" office:value="-0.72973" calcext:value-type="float">
            <text:p>-0.72973</text:p>
          </table:table-cell>
          <table:table-cell office:value-type="float" office:value="0.060811" calcext:value-type="float">
            <text:p>0.0608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3</text:p>
          </table:table-cell>
          <table:table-cell office:value-type="float" office:value="0" calcext:value-type="float">
            <text:p>0</text:p>
          </table:table-cell>
          <table:table-cell office:value-type="float" office:value="0.97561" calcext:value-type="float">
            <text:p>0.97561</text:p>
          </table:table-cell>
          <table:table-cell office:value-type="float" office:value="0.684048" calcext:value-type="float">
            <text:p>0.684048</text:p>
          </table:table-cell>
          <table:table-cell office:value-type="float" office:value="0" calcext:value-type="float">
            <text:p>0</text:p>
          </table:table-cell>
          <table:table-cell office:value-type="float" office:value="-1.659658" calcext:value-type="float">
            <text:p>-1.659658</text:p>
          </table:table-cell>
          <table:table-cell office:value-type="float" office:value="0" calcext:value-type="float">
            <text:p>0</text:p>
          </table:table-cell>
          <table:table-cell office:value-type="float" office:value="-0.126676" calcext:value-type="float">
            <text:p>-0.12667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.039426" calcext:value-type="float">
            <text:p>0.039426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Pf 4</text:p>
          </table:table-cell>
          <table:table-cell office:value-type="float" office:value="0" calcext:value-type="float">
            <text:p>0</text:p>
          </table:table-cell>
          <table:table-cell office:value-type="float" office:value="0.121622" calcext:value-type="float">
            <text:p>0.121622</text:p>
          </table:table-cell>
          <table:table-cell office:value-type="float" office:value="0" calcext:value-type="float">
            <text:p>0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0" calcext:value-type="float">
            <text:p>0</text:p>
          </table:table-cell>
          <table:table-cell office:value-type="float" office:value="0.716216" calcext:value-type="float">
            <text:p>0.716216</text:p>
          </table:table-cell>
          <table:table-cell office:value-type="float" office:value="0" calcext:value-type="float">
            <text:p>0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-0.716216" calcext:value-type="float">
            <text:p>-0.71621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Qf 4</text:p>
          </table:table-cell>
          <table:table-cell office:value-type="float" office:value="0" calcext:value-type="float">
            <text:p>0</text:p>
          </table:table-cell>
          <table:table-cell office:value-type="float" office:value="0.121622" calcext:value-type="float">
            <text:p>0.121622</text:p>
          </table:table-cell>
          <table:table-cell office:value-type="float" office:value="0" calcext:value-type="float">
            <text:p>0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0" calcext:value-type="float">
            <text:p>0</text:p>
          </table:table-cell>
          <table:table-cell office:value-type="float" office:value="0.716216" calcext:value-type="float">
            <text:p>0.716216</text:p>
          </table:table-cell>
          <table:table-cell office:value-type="float" office:value="0" calcext:value-type="float">
            <text:p>0</text:p>
          </table:table-cell>
          <table:table-cell office:value-type="float" office:value="-0.121622" calcext:value-type="float">
            <text:p>-0.121622</text:p>
          </table:table-cell>
          <table:table-cell office:value-type="float" office:value="-0.716216" calcext:value-type="float">
            <text:p>-0.716216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Qf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019" calcext:value-type="float">
            <text:p>-0.266019</text:p>
          </table:table-cell>
          <table:table-cell office:value-type="float" office:value="0" calcext:value-type="float">
            <text:p>0</text:p>
          </table:table-cell>
          <table:table-cell office:value-type="float" office:value="0.266019" calcext:value-type="float">
            <text:p>0.266019</text:p>
          </table:table-cell>
          <table:table-cell office:value-type="float" office:value="0" calcext:value-type="float">
            <text:p>0</text:p>
          </table:table-cell>
          <table:table-cell office:value-type="float" office:value="-0.325737" calcext:value-type="float">
            <text:p>-0.3257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737" calcext:value-type="float">
            <text:p>0.100737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12"/>
          <table:table-cell table:number-columns-repeated="2"/>
        </table:table-row>
        <table:table-row table:style-name="ro1">
          <table:table-cell table:style-name="ce1" office:value-type="string" calcext:value-type="string">
            <text:p>Analytic</text:p>
          </table:table-cell>
          <table:table-cell table:style-name="ce6" office:value-type="string" calcext:value-type="string">
            <text:p>dVa 5</text:p>
          </table:table-cell>
          <table:table-cell table:style-name="ce6" office:value-type="string" calcext:value-type="string">
            <text:p>dVa 2</text:p>
          </table:table-cell>
          <table:table-cell table:style-name="ce6" office:value-type="string" calcext:value-type="string">
            <text:p>dVa 4</text:p>
          </table:table-cell>
          <table:table-cell table:style-name="ce6" office:value-type="string" calcext:value-type="string">
            <text:p>dVa 1</text:p>
          </table:table-cell>
          <table:table-cell table:style-name="ce6" office:value-type="string" calcext:value-type="string">
            <text:p>dVa 3</text:p>
          </table:table-cell>
          <table:table-cell table:style-name="ce9" office:value-type="string" calcext:value-type="string">
            <text:p>dVm 2</text:p>
          </table:table-cell>
          <table:table-cell table:style-name="ce9" office:value-type="string" calcext:value-type="string">
            <text:p>dVm 4</text:p>
          </table:table-cell>
          <table:table-cell table:style-name="ce10" office:value-type="string" calcext:value-type="string">
            <text:p>dm 4</text:p>
          </table:table-cell>
          <table:table-cell table:style-name="ce10" office:value-type="string" calcext:value-type="string">
            <text:p>dm 5</text:p>
          </table:table-cell>
          <table:table-cell table:style-name="ce12" office:value-type="string" calcext:value-type="string">
            <text:p>dtau 4</text:p>
          </table:table-cell>
          <table:table-cell table:style-name="ce13" office:value-type="string" calcext:value-type="string">
            <text:p>dBeq 4</text:p>
          </table:table-cell>
          <table:table-cell table:style-name="ce13" office:value-type="string" calcext:value-type="string">
            <text:p>dBeq 5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5</text:p>
          </table:table-cell>
          <table:table-cell table:style-name="ce8" office:value-type="float" office:value="10.7089291070893" calcext:value-type="float">
            <text:p>10.7089291070893</text:p>
          </table:table-cell>
          <table:table-cell office:value-type="float" office:value="0" calcext:value-type="float">
            <text:p>0</text:p>
          </table:table-cell>
          <table:table-cell office:value-type="float" office:value="-10.7089291070893" calcext:value-type="float">
            <text:p>-10.70892910708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01989801019898" calcext:value-type="float">
            <text:p>-0.10198980101989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121621621621622" calcext:value-type="float">
            <text:p>0.121621621621622</text:p>
          </table:table-cell>
          <table:table-cell office:value-type="float" office:value="0" calcext:value-type="float">
            <text:p>0</text:p>
          </table:table-cell>
          <table:table-cell office:value-type="float" office:value="-0.121621621621622" calcext:value-type="float">
            <text:p>-0.121621621621622</text:p>
          </table:table-cell>
          <table:table-cell office:value-type="float" office:value="0" calcext:value-type="float">
            <text:p>0</text:p>
          </table:table-cell>
          <table:table-cell office:value-type="float" office:value="1.92023731048121" calcext:value-type="float">
            <text:p>1.92023731048121</text:p>
          </table:table-cell>
          <table:table-cell office:value-type="float" office:value="0" calcext:value-type="float">
            <text:p>0</text:p>
          </table:table-cell>
          <table:table-cell office:value-type="float" office:value="-1.08108108108108" calcext:value-type="float">
            <text:p>-1.08108108108108</text:p>
          </table:table-cell>
          <table:table-cell office:value-type="float" office:value="0" calcext:value-type="float">
            <text:p>0</text:p>
          </table:table-cell>
          <table:table-cell office:value-type="float" office:value="-0.18018018018018" calcext:value-type="float">
            <text:p>-0.18018018018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4</text:p>
          </table:table-cell>
          <table:table-cell office:value-type="float" office:value="-10.7089291070893" calcext:value-type="float">
            <text:p>-10.7089291070893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1.3631179292982" calcext:value-type="float">
            <text:p>11.3631179292982</text:p>
          </table:table-cell>
          <table:table-cell office:value-type="float" office:value="-0.388170055452865" calcext:value-type="float">
            <text:p>-0.388170055452865</text:p>
          </table:table-cell>
          <table:table-cell office:value-type="float" office:value="-0.266018766756032" calcext:value-type="float">
            <text:p>-0.266018766756032</text:p>
          </table:table-cell>
          <table:table-cell office:value-type="float" office:value="0" calcext:value-type="float">
            <text:p>0</text:p>
          </table:table-cell>
          <table:table-cell office:value-type="float" office:value="2.33729844371963" calcext:value-type="float">
            <text:p>2.33729844371963</text:p>
          </table:table-cell>
          <table:table-cell office:value-type="float" office:value="0" calcext:value-type="float">
            <text:p>0</text:p>
          </table:table-cell>
          <table:table-cell office:value-type="float" office:value="1.01340482573727" calcext:value-type="float">
            <text:p>1.013404825737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1</text:p>
          </table:table-cell>
          <table:table-cell office:value-type="float" office:value="0" calcext:value-type="float">
            <text:p>0</text:p>
          </table:table-cell>
          <table:table-cell office:value-type="float" office:value="-0.121621621621622" calcext:value-type="float">
            <text:p>-0.121621621621622</text:p>
          </table:table-cell>
          <table:table-cell office:value-type="float" office:value="-0.388170055452865" calcext:value-type="float">
            <text:p>-0.388170055452865</text:p>
          </table:table-cell>
          <table:table-cell table:style-name="ce8" office:value-type="float" office:value="10.6087817780644" calcext:value-type="float">
            <text:p>10.6087817780644</text:p>
          </table:table-cell>
          <table:table-cell office:value-type="float" office:value="0" calcext:value-type="float">
            <text:p>0</text:p>
          </table:table-cell>
          <table:table-cell office:value-type="float" office:value="-0.72972972972973" calcext:value-type="float">
            <text:p>-0.72972972972973</text:p>
          </table:table-cell>
          <table:table-cell office:value-type="float" office:value="-0.77634011090573" calcext:value-type="float">
            <text:p>-0.77634011090573</text:p>
          </table:table-cell>
          <table:table-cell office:value-type="float" office:value="1.08108108108108" calcext:value-type="float">
            <text:p>1.08108108108108</text:p>
          </table:table-cell>
          <table:table-cell office:value-type="float" office:value="0" calcext:value-type="float">
            <text:p>0</text:p>
          </table:table-cell>
          <table:table-cell office:value-type="float" office:value="0.18018018018018" calcext:value-type="float">
            <text:p>0.18018018018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dP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018766756032" calcext:value-type="float">
            <text:p>-0.26601876675603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.266018766756032" calcext:value-type="float">
            <text:p>0.266018766756032</text:p>
          </table:table-cell>
          <table:table-cell office:value-type="float" office:value="-0.487804878048781" calcext:value-type="float">
            <text:p>-0.487804878048781</text:p>
          </table:table-cell>
          <table:table-cell office:value-type="float" office:value="-0.651474530831099" calcext:value-type="float">
            <text:p>-0.651474530831099</text:p>
          </table:table-cell>
          <table:table-cell office:value-type="float" office:value="0" calcext:value-type="float">
            <text:p>0</text:p>
          </table:table-cell>
          <table:table-cell office:value-type="float" office:value="-0.916890080428954" calcext:value-type="float">
            <text:p>-0.916890080428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2</text:p>
          </table:table-cell>
          <table:table-cell office:value-type="float" office:value="0" calcext:value-type="float">
            <text:p>0</text:p>
          </table:table-cell>
          <table:table-cell office:value-type="float" office:value="0.121621621621622" calcext:value-type="float">
            <text:p>0.121621621621622</text:p>
          </table:table-cell>
          <table:table-cell office:value-type="float" office:value="0" calcext:value-type="float">
            <text:p>0</text:p>
          </table:table-cell>
          <table:table-cell office:value-type="float" office:value="-0.121621621621622" calcext:value-type="float">
            <text:p>-0.12162162162162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.92023731048121" calcext:value-type="float">
            <text:p>1.92023731048121</text:p>
          </table:table-cell>
          <table:table-cell office:value-type="float" office:value="0" calcext:value-type="float">
            <text:p>0</text:p>
          </table:table-cell>
          <table:table-cell office:value-type="float" office:value="-1.08108108108108" calcext:value-type="float">
            <text:p>-1.08108108108108</text:p>
          </table:table-cell>
          <table:table-cell office:value-type="float" office:value="0" calcext:value-type="float">
            <text:p>0</text:p>
          </table:table-cell>
          <table:table-cell office:value-type="float" office:value="-0.18018018018018" calcext:value-type="float">
            <text:p>-0.18018018018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4</text:p>
          </table:table-cell>
          <table:table-cell office:value-type="float" office:value="-10.7089291070893" calcext:value-type="float">
            <text:p>-10.7089291070893</text:p>
          </table:table-cell>
          <table:table-cell office:value-type="float" office:value="0" calcext:value-type="float">
            <text:p>0</text:p>
          </table:table-cell>
          <table:table-cell office:value-type="float" office:value="11.3631179292982" calcext:value-type="float">
            <text:p>11.3631179292982</text:p>
          </table:table-cell>
          <table:table-cell office:value-type="float" office:value="-0.388170055452865" calcext:value-type="float">
            <text:p>-0.388170055452865</text:p>
          </table:table-cell>
          <table:table-cell office:value-type="float" office:value="-0.266018766756032" calcext:value-type="float">
            <text:p>-0.266018766756032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2.33729844371963" calcext:value-type="float">
            <text:p>2.33729844371963</text:p>
          </table:table-cell>
          <table:table-cell office:value-type="float" office:value="0" calcext:value-type="float">
            <text:p>0</text:p>
          </table:table-cell>
          <table:table-cell office:value-type="float" office:value="1.01340482573727" calcext:value-type="float">
            <text:p>1.013404825737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1</text:p>
          </table:table-cell>
          <table:table-cell office:value-type="float" office:value="0" calcext:value-type="float">
            <text:p>0</text:p>
          </table:table-cell>
          <table:table-cell office:value-type="float" office:value="-0.121621621621622" calcext:value-type="float">
            <text:p>-0.121621621621622</text:p>
          </table:table-cell>
          <table:table-cell office:value-type="float" office:value="-0.388170055452865" calcext:value-type="float">
            <text:p>-0.388170055452865</text:p>
          </table:table-cell>
          <table:table-cell office:value-type="float" office:value="10.6087817780644" calcext:value-type="float">
            <text:p>10.6087817780644</text:p>
          </table:table-cell>
          <table:table-cell office:value-type="float" office:value="0" calcext:value-type="float">
            <text:p>0</text:p>
          </table:table-cell>
          <table:table-cell office:value-type="float" office:value="-0.72972972972973" calcext:value-type="float">
            <text:p>-0.72972972972973</text:p>
          </table:table-cell>
          <table:table-cell office:value-type="float" office:value="-0.77634011090573" calcext:value-type="float">
            <text:p>-0.77634011090573</text:p>
          </table:table-cell>
          <table:table-cell table:style-name="ce8" office:value-type="float" office:value="1.08108108108108" calcext:value-type="float">
            <text:p>1.08108108108108</text:p>
          </table:table-cell>
          <table:table-cell office:value-type="float" office:value="0" calcext:value-type="float">
            <text:p>0</text:p>
          </table:table-cell>
          <table:table-cell office:value-type="float" office:value="0.18018018018018" calcext:value-type="float">
            <text:p>0.18018018018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dQ 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018766756032" calcext:value-type="float">
            <text:p>-0.266018766756032</text:p>
          </table:table-cell>
          <table:table-cell office:value-type="float" office:value="0" calcext:value-type="float">
            <text:p>0</text:p>
          </table:table-cell>
          <table:table-cell office:value-type="float" office:value="0.266018766756032" calcext:value-type="float">
            <text:p>0.266018766756032</text:p>
          </table:table-cell>
          <table:table-cell office:value-type="float" office:value="-0.487804878048781" calcext:value-type="float">
            <text:p>-0.487804878048781</text:p>
          </table:table-cell>
          <table:table-cell office:value-type="float" office:value="-0.651474530831099" calcext:value-type="float">
            <text:p>-0.651474530831099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916890080428954" calcext:value-type="float">
            <text:p>-0.916890080428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Pf 4</text:p>
          </table:table-cell>
          <table:table-cell office:value-type="float" office:value="0" calcext:value-type="float">
            <text:p>0</text:p>
          </table:table-cell>
          <table:table-cell office:value-type="float" office:value="0.121621621621622" calcext:value-type="float">
            <text:p>0.121621621621622</text:p>
          </table:table-cell>
          <table:table-cell office:value-type="float" office:value="0" calcext:value-type="float">
            <text:p>0</text:p>
          </table:table-cell>
          <table:table-cell office:value-type="float" office:value="-0.121621621621622" calcext:value-type="float">
            <text:p>-0.121621621621622</text:p>
          </table:table-cell>
          <table:table-cell office:value-type="float" office:value="0" calcext:value-type="float">
            <text:p>0</text:p>
          </table:table-cell>
          <table:table-cell office:value-type="float" office:value="1.43243243243243" calcext:value-type="float">
            <text:p>1.4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-1.08108108108108" calcext:value-type="float">
            <text:p>-1.08108108108108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-0.18018018018018" calcext:value-type="float">
            <text:p>-0.18018018018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Qf 4</text:p>
          </table:table-cell>
          <table:table-cell office:value-type="float" office:value="0" calcext:value-type="float">
            <text:p>0</text:p>
          </table:table-cell>
          <table:table-cell office:value-type="float" office:value="0.121621621621622" calcext:value-type="float">
            <text:p>0.121621621621622</text:p>
          </table:table-cell>
          <table:table-cell office:value-type="float" office:value="0" calcext:value-type="float">
            <text:p>0</text:p>
          </table:table-cell>
          <table:table-cell office:value-type="float" office:value="-0.121621621621622" calcext:value-type="float">
            <text:p>-0.121621621621622</text:p>
          </table:table-cell>
          <table:table-cell office:value-type="float" office:value="0" calcext:value-type="float">
            <text:p>0</text:p>
          </table:table-cell>
          <table:table-cell office:value-type="float" office:value="1.43243243243243" calcext:value-type="float">
            <text:p>1.43243243243243</text:p>
          </table:table-cell>
          <table:table-cell office:value-type="float" office:value="0" calcext:value-type="float">
            <text:p>0</text:p>
          </table:table-cell>
          <table:table-cell office:value-type="float" office:value="-1.08108108108108" calcext:value-type="float">
            <text:p>-1.08108108108108</text:p>
          </table:table-cell>
          <table:table-cell office:value-type="float" office:value="0" calcext:value-type="float">
            <text:p>0</text:p>
          </table:table-cell>
          <table:table-cell office:value-type="float" office:value="-0.18018018018018" calcext:value-type="float">
            <text:p>-0.18018018018018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Qf 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66018766756032" calcext:value-type="float">
            <text:p>-0.266018766756032</text:p>
          </table:table-cell>
          <table:table-cell office:value-type="float" office:value="0" calcext:value-type="float">
            <text:p>0</text:p>
          </table:table-cell>
          <table:table-cell office:value-type="float" office:value="0.266018766756032" calcext:value-type="float">
            <text:p>0.266018766756032</text:p>
          </table:table-cell>
          <table:table-cell office:value-type="float" office:value="0" calcext:value-type="float">
            <text:p>0</text:p>
          </table:table-cell>
          <table:table-cell office:value-type="float" office:value="-0.651474530831099" calcext:value-type="float">
            <text:p>-0.651474530831099</text:p>
          </table:table-cell>
          <table:table-cell office:value-type="float" office:value="0" calcext:value-type="float">
            <text:p>0</text:p>
          </table:table-cell>
          <table:table-cell office:value-type="float" office:value="-0.916890080428954" calcext:value-type="float">
            <text:p>-0.91689008042895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 table:number-columns-repeated="12"/>
          <table:table-cell table:number-columns-repeated="2"/>
        </table:table-row>
        <table:table-row table:style-name="ro2">
          <table:table-cell/>
          <table:table-cell table:style-name="Default" office:value-type="string" calcext:value-type="string">
            <text:p>1) dVa 5</text:p>
          </table:table-cell>
          <table:table-cell table:style-name="Default" office:value-type="string" calcext:value-type="string">
            <text:p>1) dVa 1</text:p>
          </table:table-cell>
          <table:table-cell table:style-name="Default" office:value-type="string" calcext:value-type="string">
            <text:p>1) dVa 2</text:p>
          </table:table-cell>
          <table:table-cell table:style-name="Default" office:value-type="string" calcext:value-type="string">
            <text:p>1) dVa 3</text:p>
          </table:table-cell>
          <table:table-cell table:style-name="Default" office:value-type="string" calcext:value-type="string">
            <text:p>1) dVa 4</text:p>
          </table:table-cell>
          <table:table-cell table:style-name="Default" office:value-type="string" calcext:value-type="string">
            <text:p>2) dVm 1</text:p>
          </table:table-cell>
          <table:table-cell table:style-name="Default" office:value-type="string" calcext:value-type="string">
            <text:p>2) dVm 2</text:p>
          </table:table-cell>
          <table:table-cell table:style-name="Default" office:value-type="string" calcext:value-type="string">
            <text:p>2) dVm 3</text:p>
          </table:table-cell>
          <table:table-cell table:style-name="Default" office:value-type="string" calcext:value-type="string">
            <text:p>2) dVm 4</text:p>
          </table:table-cell>
          <table:table-cell table:style-name="Default" office:value-type="string" calcext:value-type="string">
            <text:p>3) dPfsh 4</text:p>
          </table:table-cell>
          <table:table-cell table:style-name="Default" office:value-type="string" calcext:value-type="string">
            <text:p>5) dBeqz 4</text:p>
          </table:table-cell>
          <table:table-cell table:style-name="Default" office:value-type="string" calcext:value-type="string">
            <text:p>6) dBeqv 5</text:p>
          </table:table-cell>
          <table:table-cell office:value-type="string" calcext:value-type="string">
            <text:p>7) dVtma 4</text:p>
          </table:table-cell>
          <table:table-cell office:value-type="string" calcext:value-type="string">
            <text:p>8) dQtma 5</text:p>
          </table:table-cell>
        </table:table-row>
        <table:table-row table:style-name="ro2">
          <table:table-cell office:value-type="string" calcext:value-type="string">
            <text:p>1) dP 5</text:p>
          </table:table-cell>
          <table:table-cell table:style-name="Default" office:value-type="float" office:value="10.1989801019898" calcext:value-type="float">
            <text:p>10.198980101989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1989801019898" calcext:value-type="float">
            <text:p>-10.198980101989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0.101989801019898" calcext:value-type="float">
            <text:p>-0.10198980101989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) dP 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.8618331692334" calcext:value-type="float">
            <text:p>10.8618331692334</text:p>
          </table:table-cell>
          <table:table-cell table:style-name="Default" office:value-type="float" office:value="-0.183783783783784" calcext:value-type="float">
            <text:p>-0.183783783783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77079482439926" calcext:value-type="float">
            <text:p>-0.377079482439926</text:p>
          </table:table-cell>
          <table:table-cell table:style-name="Default" office:value-type="float" office:value="2.03470774069618" calcext:value-type="float">
            <text:p>2.03470774069618</text:p>
          </table:table-cell>
          <table:table-cell table:style-name="Default" office:value-type="float" office:value="-1.1027027027027" calcext:value-type="float">
            <text:p>-1.1027027027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791866913123845" calcext:value-type="float">
            <text:p>-0.7918669131238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1.1027027027027" calcext:value-type="float">
            <text:p>1.1027027027027</text:p>
          </table:table-cell>
          <table:table-cell office:value-type="float" office:value="0.183783783783784" calcext:value-type="float">
            <text:p>0.183783783783784</text:p>
          </table:table-cell>
        </table:table-row>
        <table:table-row table:style-name="ro2">
          <table:table-cell office:value-type="string" calcext:value-type="string">
            <text:p>1) dP 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3783783783784" calcext:value-type="float">
            <text:p>-0.183783783783784</text:p>
          </table:table-cell>
          <table:table-cell table:style-name="Default" office:value-type="float" office:value="0.183783783783784" calcext:value-type="float">
            <text:p>0.1837837837837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.08108108108108" calcext:value-type="float">
            <text:p>-1.08108108108108</text:p>
          </table:table-cell>
          <table:table-cell table:style-name="Default" office:value-type="float" office:value="1.5228940936058" calcext:value-type="float">
            <text:p>1.5228940936058</text:p>
          </table:table-cell>
          <table:table-cell table:style-name="Default" office:value-type="float" office:value="-0.487804878048781" calcext:value-type="float">
            <text:p>-0.48780487804878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-1.05945945945946" calcext:value-type="float">
            <text:p>-1.05945945945946</text:p>
          </table:table-cell>
          <table:table-cell office:value-type="float" office:value="-0.183783783783784" calcext:value-type="float">
            <text:p>-0.183783783783784</text:p>
          </table:table-cell>
        </table:table-row>
        <table:table-row table:style-name="ro2">
          <table:table-cell office:value-type="string" calcext:value-type="string">
            <text:p>1) dP 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394101876675603" calcext:value-type="float">
            <text:p>0.394101876675603</text:p>
          </table:table-cell>
          <table:table-cell table:style-name="Default" office:value-type="float" office:value="-0.394101876675603" calcext:value-type="float">
            <text:p>-0.3941018766756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51219512195122" calcext:value-type="float">
            <text:p>-0.51219512195122</text:p>
          </table:table-cell>
          <table:table-cell table:style-name="Default" office:value-type="float" office:value="1.59826856424508" calcext:value-type="float">
            <text:p>1.59826856424508</text:p>
          </table:table-cell>
          <table:table-cell table:style-name="Default" office:value-type="float" office:value="-1.01340482573727" calcext:value-type="float">
            <text:p>-1.013404825737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.11474530831099" calcext:value-type="float">
            <text:p>-1.114745308310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1) dP 4</text:p>
          </table:table-cell>
          <table:table-cell table:style-name="Default" office:value-type="float" office:value="-10.1989801019898" calcext:value-type="float">
            <text:p>-10.1989801019898</text:p>
          </table:table-cell>
          <table:table-cell table:style-name="Default" office:value-type="float" office:value="-0.377079482439926" calcext:value-type="float">
            <text:p>-0.37707948243992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94101876675603" calcext:value-type="float">
            <text:p>-0.394101876675603</text:p>
          </table:table-cell>
          <table:table-cell table:style-name="Default" office:value-type="float" office:value="10.9701614611053" calcext:value-type="float">
            <text:p>10.9701614611053</text:p>
          </table:table-cell>
          <table:table-cell table:style-name="Default" office:value-type="float" office:value="-0.77634011090573" calcext:value-type="float">
            <text:p>-0.776340110905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96514745308311" calcext:value-type="float">
            <text:p>-0.96514745308311</text:p>
          </table:table-cell>
          <table:table-cell table:style-name="Default" office:value-type="float" office:value="1.77569359009647" calcext:value-type="float">
            <text:p>1.775693590096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.01340482573727" calcext:value-type="float">
            <text:p>1.01340482573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) dQ 1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) dQ 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27027027027" calcext:value-type="float">
            <text:p>1.1027027027027</text:p>
          </table:table-cell>
          <table:table-cell table:style-name="Default" office:value-type="float" office:value="-1.61489782465392" calcext:value-type="float">
            <text:p>-1.61489782465392</text:p>
          </table:table-cell>
          <table:table-cell table:style-name="Default" office:value-type="float" office:value="0.51219512195122" calcext:value-type="float">
            <text:p>0.512195121951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018018018018" calcext:value-type="float">
            <text:p>-0.18018018018018</text:p>
          </table:table-cell>
          <table:table-cell table:style-name="Default" office:value-type="float" office:value="0.176576576576577" calcext:value-type="float">
            <text:p>0.1765765765765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76576576576577" calcext:value-type="float">
            <text:p>-0.176576576576577</text:p>
          </table:table-cell>
          <table:table-cell office:value-type="float" office:value="1.1027027027027" calcext:value-type="float">
            <text:p>1.1027027027027</text:p>
          </table:table-cell>
        </table:table-row>
        <table:table-row table:style-name="ro2">
          <table:table-cell office:value-type="string" calcext:value-type="string">
            <text:p>2) dQ 3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) dQ 4</text:p>
          </table:table-cell>
          <table:table-cell table:style-name="Default" office:value-type="float" office:value="0.101989801019898" calcext:value-type="float">
            <text:p>0.101989801019898</text:p>
          </table:table-cell>
          <table:table-cell table:style-name="Default" office:value-type="float" office:value="0.791866913123845" calcext:value-type="float">
            <text:p>0.7918669131238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1340482573727" calcext:value-type="float">
            <text:p>1.01340482573727</text:p>
          </table:table-cell>
          <table:table-cell table:style-name="Default" office:value-type="float" office:value="-1.90726153988101" calcext:value-type="float">
            <text:p>-1.90726153988101</text:p>
          </table:table-cell>
          <table:table-cell table:style-name="Default" office:value-type="float" office:value="-0.369685767097967" calcext:value-type="float">
            <text:p>-0.3696857670979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75335120643432" calcext:value-type="float">
            <text:p>-0.375335120643432</text:p>
          </table:table-cell>
          <table:table-cell table:style-name="Default" office:value-type="float" office:value="10.5178805143575" calcext:value-type="float">
            <text:p>10.51788051435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94101876675603" calcext:value-type="float">
            <text:p>0.39410187667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) dQ 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1219512195122" calcext:value-type="float">
            <text:p>0.51219512195122</text:p>
          </table:table-cell>
          <table:table-cell table:style-name="Default" office:value-type="float" office:value="-1.52559994768849" calcext:value-type="float">
            <text:p>-1.52559994768849</text:p>
          </table:table-cell>
          <table:table-cell table:style-name="Default" office:value-type="float" office:value="1.01340482573727" calcext:value-type="float">
            <text:p>1.013404825737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412868632707775" calcext:value-type="float">
            <text:p>0.412868632707775</text:p>
          </table:table-cell>
          <table:table-cell table:style-name="Default" office:value-type="float" office:value="-0.394101876675603" calcext:value-type="float">
            <text:p>-0.3941018766756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1025" calcext:value-type="float">
            <text:p>-1.1025</text:p>
          </table:table-cell>
          <table:table-cell table:style-name="Default" office:value-type="float" office:value="-0.433512064343164" calcext:value-type="float">
            <text:p>-0.433512064343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) dQ 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.99757931485664" calcext:value-type="float">
            <text:p>-1.99757931485664</text:p>
          </table:table-cell>
          <table:table-cell table:style-name="Default" office:value-type="float" office:value="1.1027027027027" calcext:value-type="float">
            <text:p>1.1027027027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1866913123845" calcext:value-type="float">
            <text:p>0.791866913123845</text:p>
          </table:table-cell>
          <table:table-cell table:style-name="Default" office:value-type="float" office:value="10.870830688159" calcext:value-type="float">
            <text:p>10.870830688159</text:p>
          </table:table-cell>
          <table:table-cell table:style-name="Default" office:value-type="float" office:value="-0.183783783783784" calcext:value-type="float">
            <text:p>-0.183783783783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377079482439926" calcext:value-type="float">
            <text:p>-0.37707948243992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183783783783784" calcext:value-type="float">
            <text:p>0.183783783783784</text:p>
          </table:table-cell>
          <table:table-cell office:value-type="float" office:value="-1.1027027027027" calcext:value-type="float">
            <text:p>-1.1027027027027</text:p>
          </table:table-cell>
        </table:table-row>
        <table:table-row table:style-name="ro2">
          <table:table-cell office:value-type="string" calcext:value-type="string">
            <text:p>5) dPf 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27027027027" calcext:value-type="float">
            <text:p>1.1027027027027</text:p>
          </table:table-cell>
          <table:table-cell table:style-name="Default" office:value-type="float" office:value="-1.1027027027027" calcext:value-type="float">
            <text:p>-1.10270270270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18018018018018" calcext:value-type="float">
            <text:p>-0.18018018018018</text:p>
          </table:table-cell>
          <table:table-cell table:style-name="Default" office:value-type="float" office:value="0.176576576576577" calcext:value-type="float">
            <text:p>0.17657657657657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-0.176576576576577" calcext:value-type="float">
            <text:p>-0.176576576576577</text:p>
          </table:table-cell>
          <table:table-cell office:value-type="float" office:value="1.1027027027027" calcext:value-type="float">
            <text:p>1.1027027027027</text:p>
          </table:table-cell>
        </table:table-row>
        <table:table-row table:style-name="ro2">
          <table:table-cell office:value-type="string" calcext:value-type="string">
            <text:p>7) dQf 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01340482573727" calcext:value-type="float">
            <text:p>1.01340482573727</text:p>
          </table:table-cell>
          <table:table-cell table:style-name="Default" office:value-type="float" office:value="-1.01340482573727" calcext:value-type="float">
            <text:p>-1.0134048257372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375335120643432" calcext:value-type="float">
            <text:p>-0.375335120643432</text:p>
          </table:table-cell>
          <table:table-cell table:style-name="Default" office:value-type="float" office:value="0.35656836461126" calcext:value-type="float">
            <text:p>0.356568364611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394101876675603" calcext:value-type="float">
            <text:p>0.3941018766756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) dQt 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83783783783784" calcext:value-type="float">
            <text:p>-0.183783783783784</text:p>
          </table:table-cell>
          <table:table-cell table:style-name="Default" office:value-type="float" office:value="0.183783783783784" calcext:value-type="float">
            <text:p>0.18378378378378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1.08108108108108" calcext:value-type="float">
            <text:p>-1.08108108108108</text:p>
          </table:table-cell>
          <table:table-cell table:style-name="Default" office:value-type="float" office:value="1.05947945945946" calcext:value-type="float">
            <text:p>1.0594794594594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office:value-type="float" office:value="-1.05945945945946" calcext:value-type="float">
            <text:p>-1.05945945945946</text:p>
          </table:table-cell>
          <table:table-cell office:value-type="float" office:value="-0.183783783783784" calcext:value-type="float">
            <text:p>-0.183783783783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0">00/00/0000</text:date>, <text:time style:data-style-name="N2" text:time-value="13:34:00.35502137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1:55:15.539068285</meta:creation-date>
    <dc:date>2024-07-30T16:59:06.777874749</dc:date>
    <meta:editing-duration>PT4H25M58S</meta:editing-duration>
    <meta:editing-cycles>2</meta:editing-cycles>
    <meta:generator>LibreOffice/24.2.5.2$Linux_X86_64 LibreOffice_project/420$Build-2</meta:generator>
    <meta:document-statistic meta:table-count="1" meta:cell-count="562" meta:object-count="0"/>
  </office:meta>
</office:document-meta>
</file>